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ab1f"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d882f" officeooo:paragraph-rsid="000d882f"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89f9"/>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5f095"/>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71bb5"/>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0489f9"/>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officeooo:paragraph-rsid="000c2f25"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language="en" fo:country="US"/>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justify"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e3e2" officeooo:paragraph-rsid="0013e3e2" style:font-style-asian="normal" style:font-style-complex="normal"/>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9268f"/>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036abe"/>
    </style:style>
    <style:style style:name="T20" style:family="text">
      <style:text-properties fo:color="#ff3333"/>
    </style:style>
    <style:style style:name="T21" style:family="text">
      <style:text-properties fo:color="#ff3333" fo:language="ru" fo:country="RU"/>
    </style:style>
    <style:style style:name="T22" style:family="text">
      <style:text-properties fo:color="#ff3333" fo:language="ru" fo:country="RU" fo:font-weight="normal" style:font-weight-asian="normal" style:font-weight-complex="normal"/>
    </style:style>
    <style:style style:name="T23" style:family="text">
      <style:text-properties fo:color="#ff3333"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fo:language="en" fo:country="US"/>
    </style:style>
    <style:style style:name="T30"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1" style:family="text">
      <style:text-properties fo:color="#800000" fo:background-color="transparent" loext:char-shading-value="0"/>
    </style:style>
    <style:style style:name="T32" style:family="text">
      <style:text-properties fo:color="#800000" officeooo:rsid="00036abe"/>
    </style:style>
    <style:style style:name="T33" style:family="text">
      <style:text-properties fo:color="#800000" officeooo:rsid="000428b6"/>
    </style:style>
    <style:style style:name="T34" style:family="text">
      <style:text-properties fo:color="#ff6600"/>
    </style:style>
    <style:style style:name="T35" style:family="text">
      <style:text-properties fo:font-weight="bold"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normal" fo:font-weight="normal" officeooo:rsid="0007ca01" style:font-style-asian="normal" style:font-weight-asian="normal" style:font-style-complex="normal" style:font-weight-complex="normal"/>
    </style:style>
    <style:style style:name="T56"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background-color="transparent" loext:char-shading-value="0"/>
    </style:style>
    <style:style style:name="T59" style:family="text">
      <style:text-properties style:use-window-font-color="true" fo:language="uk" fo:country="UA" fo:font-style="normal" fo:font-weight="normal" style:font-style-asian="normal" style:font-weight-asian="normal" style:font-style-complex="normal" style:font-weight-complex="normal"/>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0000ff" fo:language="ru" fo:country="RU"/>
    </style:style>
    <style:style style:name="T66" style:family="text">
      <style:text-properties fo:color="#3333ff"/>
    </style:style>
    <style:style style:name="T67" style:family="text">
      <style:text-properties fo:color="#3333ff" fo:language="en" fo:country="US"/>
    </style:style>
    <style:style style:name="T68" style:family="text">
      <style:text-properties fo:font-style="normal"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fo:background-color="transparent" loext:char-shading-value="0" style:font-style-asian="normal" style:font-weight-asian="normal" style:font-style-complex="normal" style:font-weight-complex="normal"/>
    </style:style>
    <style:style style:name="T71" style:family="text">
      <style:text-properties fo:font-style="normal" fo:font-weight="normal" officeooo:rsid="0007ca01" fo:background-color="transparent" loext:char-shading-value="0" style:font-style-asian="normal" style:font-weight-asian="norm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color="#0066ff"/>
    </style:style>
    <style:style style:name="T74" style:family="text">
      <style:text-properties fo:color="#0066ff" fo:language="en" fo:country="US" fo:font-style="normal" fo:background-color="transparent" loext:char-shading-value="0" style:font-style-asian="normal" style:font-style-complex="normal"/>
    </style:style>
    <style:style style:name="T75" style:family="text">
      <style:text-properties fo:background-color="#ffff00" loext:char-shading-value="0"/>
    </style:style>
    <style:style style:name="T76" style:family="text">
      <style:text-properties fo:color="#00ccff"/>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color="#0066cc"/>
    </style:style>
    <style:style style:name="T80" style:family="text">
      <style:text-properties fo:color="#0066cc" fo:language="ru" fo:country="RU"/>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language="uk" fo:country="UA" fo:font-weight="bold" style:font-weight-asian="bold" style:font-weight-complex="bold"/>
    </style:style>
    <style:style style:name="T86" style:family="text">
      <style:text-properties fo:color="#ff0000"/>
    </style:style>
    <style:style style:name="T87" style:family="text">
      <style:text-properties style:text-underline-style="none"/>
    </style:style>
    <style:style style:name="T88" style:family="text">
      <style:text-properties style:text-rotation-angle="90" style:text-rotation-scale="line-height"/>
    </style:style>
    <style:style style:name="T89" style:family="text">
      <style:text-properties style:text-rotation-angle="270" style:text-rotation-scale="line-height"/>
    </style:style>
    <style:style style:name="T90" style:family="text">
      <style:text-properties style:text-position="sub 58%" style:font-size-asian="10.5pt"/>
    </style:style>
    <style:style style:name="T91" style:family="text">
      <style:text-properties style:font-name="Symbol" style:font-name-asian="Symbol" style:font-name-complex="Symbol"/>
    </style:style>
    <style:style style:name="T92" style:family="text">
      <style:text-properties style:font-name="Liberation Serif1" style:font-name-asian="Symbol" style:font-name-complex="Symbol"/>
    </style:style>
    <style:style style:name="T93" style:family="text">
      <style:text-properties style:font-name="Courier New CYR"/>
    </style:style>
    <style:style style:name="T94" style:family="text">
      <style:text-properties style:font-name="Courier New CYR" fo:language="en" fo:country="US"/>
    </style:style>
    <style:style style:name="T95" style:family="text">
      <style:text-properties fo:color="#6666ff"/>
    </style:style>
    <style:style style:name="T96" style:family="text">
      <style:text-properties fo:color="#6666ff" officeooo:rsid="00036abe"/>
    </style:style>
    <style:style style:name="T97" style:family="text">
      <style:text-properties fo:color="#3399ff"/>
    </style:style>
    <style:style style:name="T98" style:family="text">
      <style:text-properties fo:font-size="14pt" fo:language="en" fo:country="US" fo:font-weight="bold" style:font-size-asian="14pt" style:font-weight-asian="bold" style:font-size-complex="14pt" style:font-weight-complex="bold"/>
    </style:style>
    <style:style style:name="T99" style:family="text">
      <style:text-properties fo:font-size="14pt" fo:font-weight="bold" style:font-size-asian="14pt" style:font-weight-asian="bold" style:font-size-complex="14pt" style:font-weight-complex="bold"/>
    </style:style>
    <style:style style:name="T100" style:family="text">
      <style:text-properties officeooo:rsid="00036abe"/>
    </style:style>
    <style:style style:name="T101" style:family="text">
      <style:text-properties officeooo:rsid="000489f9"/>
    </style:style>
    <style:style style:name="T102" style:family="text">
      <style:text-properties officeooo:rsid="0005f095"/>
    </style:style>
    <style:style style:name="T103" style:family="text">
      <style:text-properties officeooo:rsid="00071bb5"/>
    </style:style>
    <style:style style:name="T104" style:family="text">
      <style:text-properties officeooo:rsid="0007ca01"/>
    </style:style>
    <style:style style:name="T105" style:family="text">
      <style:text-properties officeooo:rsid="00103c7d"/>
    </style:style>
    <style:style style:name="T106" style:family="text">
      <style:text-properties officeooo:rsid="0010ab1f"/>
    </style:style>
    <style:style style:name="T107" style:family="text">
      <style:text-properties officeooo:rsid="00126a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65">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51">&lt;</text:span><text:span text:style-name="T56">Э</text:span><text:span text:style-name="T30">пизод в Кантерлоте, где Луна составляет невысокое мнение об умственных способностях Макса</text:span><text:span text:style-name="T51">&gt;</text:span></text:p>
      <text:p text:style-name="P41">&lt;<text:span text:style-name="T27">Глава про то, как Селестия пытается определить, чего хочет Макс </text:span>&lt;<text:span text:style-name="T1">и </text:span><text:span text:style-name="T27">ест ванильное мороженное</text:span>&gt;<text:span text:style-name="T27">.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7">&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7">Селестия лечит Макса в Кантерлоте от болячек и наркозависимости по-настоящему </text:span><text:span text:style-name="T26">(</text:span><text:span text:style-name="T27">перебирает на себя его болячки</text:span><text:span text:style-name="T26">)</text:span><text:span text:style-name="T2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5">&lt;Сел пытается научить Макса телепортации, и он телепортирует Агамемнона в пещеру под Кантерлотом (и учит ругательствам – в т.ч. “заебали”)&gt;</text:p>
      <text:p text:style-name="P56">&lt;Добавить эпизод подбора снаряги перед опасным заданием&gt;</text:p>
      <text:p text:style-name="P56">&lt;Глава в Понивилле — знакомство с Дэш. <text:span text:style-name="T100">Анон чухает пегаску по холке и хлопает по крупу. Она говорит ему, что не любит ждать</text:span>&gt;</text:p>
      <text:p text:style-name="P59">&lt;Глава (вставки) с Луной: <text:span text:style-name="T12">- </text:span><text:span text:style-name="T2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6">&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2">(</text:span>события через 10 лет после Обмена): </text:p>
      <text:p text:style-name="P82">Год 2143 ПВ <text:span text:style-name="T12">(AU -?)</text:span></text:p>
      <text:p text:style-name="P82"><text:span text:style-name="T12">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2">&lt;</text:span>7<text:span text:style-name="T12">-</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oft-page-break/><text:span text:style-name="T1">18</text:span>-<text:span text:style-name="T1">июня — Прибытие в Понивилль. Прочтение дневника эксперимента с заклинанием Индрэ</text:span></text:p>
      <text:p text:style-name="P82"><text:span text:style-name="T12">&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2">&lt;</text:span>28-е июня<text:span text:style-name="T12">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2"> </text:span>Провал Груммингтона. Отбытие с Груммингтона</text:p>
      <text:p text:style-name="P82"><text:span text:style-name="T12">&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2">[</text:span>21-е июля<text:span text:style-name="T12">]</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0">I Dream Of Luna</text:p>
      <text:p text:style-name="P129">Розовые глазки</text:p>
      <text:p text:style-name="P13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text:soft-page-break/>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3271931844475699780" text:style-name="L1">
        <text:list-item>
          <text:p text:style-name="P150">Книги:</text:p>
        </text:list-item>
      </text:list>
      <text:list xml:id="list1018917515049195433"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75">Природа Проклятий</text:span>» - обмен</text:p>
        </text:list-item>
        <text:list-item>
          <text:p text:style-name="P151"><text:soft-page-break/><text:span text:style-name="T75">«Магия для Чайников»</text:span> - обмен</text:p>
        </text:list-item>
        <text:list-item>
          <text:p text:style-name="P151"><text:span text:style-name="T75">«Энциклопедия Арканум»</text:span> - обмен</text:p>
        </text:list-item>
        <text:list-item>
          <text:p text:style-name="P151">«О Гейсах» - обмен</text:p>
        </text:list-item>
        <text:list-item>
          <text:p text:style-name="P151">«<text:span text:style-name="T75">Тайны Тайных Наук</text:span>» - обмен</text:p>
        </text:list-item>
        <text:list-item>
          <text:p text:style-name="P152">«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186099272545591680"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75">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9"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2">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7"/>
      <text:p text:style-name="P37"><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9"><text:span text:style-name="T12">– Нэш, к</text:span>ак называется наш проект?</text:p>
      <text:p text:style-name="P77"><text:span text:style-name="T8">– </text:span><text:span text:style-name="T77">Дайсон.</text:span></text:p>
      <text:p text:style-name="P77"><text:span text:style-name="T8">– </text:span><text:span text:style-name="T77">Сколько тебе лет?</text:span></text:p>
      <text:p text:style-name="P77"><text:span text:style-name="T8">– </text:span><text:span text:style-name="T77">Два года с начала запуска кластера.</text:span></text:p>
      <text:p text:style-name="P77"><text:span text:style-name="T8">– </text:span><text:span text:style-name="T77">Какой сейчас год?</text:span></text:p>
      <text:p text:style-name="P77"><text:span text:style-name="T8">– </text:span><text:span text:style-name="T23">20</text:span><text:span text:style-name="T22">18</text:span><text:span text:style-name="T77">-й.</text:span></text:p>
      <text:p text:style-name="P25"/>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9"><text:span text:style-name="T1">– </text:span>Н<text:span text:style-name="T1">эш тестовая задача номер шестнадцать</text:span>. <text:span text:style-name="T1">Выполни при дефолтных настройках.</text:span></text:p>
      <text:p text:style-name="P56">– Принял к исполнению.</text:p>
      <text:p text:style-name="P56"/>
      <text:p text:style-name="P92">«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7"><text:span text:style-name="T5">–</text:span><text:span text:style-name="T6"> </text:span><text:span text:style-name="T5">Нэш</text:span><text:span text:style-name="T69">, </text:span><text:span text:style-name="T5">в некоем городе живёт брадобрей, который бреет всех людей, которые не бреются сами. Вопрос: кто бреет брадобрея</text:span><text:span text:style-name="T69">?</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5">incompartible interface Analytics v.0.93 beta</text:span>”</text:p>
      <text:p text:style-name="P37">Ага, уже теплее.</text:p>
      <text:p text:style-name="P37"/>
      <text:p text:style-name="P77"><text:span text:style-name="T8">– Нэш</text:span><text:span text:style-name="T77">, выдай диагностику модуля </text:span><text:span text:style-name="T8">аналитики.</text:span></text:p>
      <text:p text:style-name="P37"/>
      <text:p text:style-name="P37"><text:soft-page-break/>Йо! Видеокамеры молча наблюдают за 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2">–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2">.</text:span></text:p>
      <text:p text:style-name="P50"/>
      <text:p text:style-name="P100">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text:soft-page-break/>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text:soft-page-break/>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8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0">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80">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1">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text:soft-page-break/>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text:soft-page-break/>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0">Музыка быстрая, тревожная, надорваная и печальная (Pet Shop Boys “So Hard” ?)</text:p>
      <text:p text:style-name="P30"/>
      <text:p text:style-name="P89"><text:span text:style-name="T12">&lt;</text:span><text:span text:style-name="T1">Описание полёта через Эогипп. Удивлённый взгляд Анакорна</text:span><text:span text:style-name="T12">&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text:soft-page-break/>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7">…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7">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7">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text:soft-page-break/>&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7">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6">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2">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795180390370487086"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6">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8"><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7">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text:span text:style-name="T3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7"> И никто ж не догадывался, что она </text:span><text:span text:style-name="T38">сделана по королевскому заказу</text:span><text:span text:style-name="T37">! Её </text:span><text:span text:style-name="T38">Солнечное </text:span><text:span text:style-name="T37"><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6">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6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3">–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text:soft-page-break/>Селестия нахмурилась и угрожающе подняла крылья.</text:p>
      <text:p text:style-name="P51"><text:span text:style-name="T12">– </text:span>Не забывай, человек, я — могущественный маг и правитель Эквестрии. Ко мне нужно относиться с должным уважением!</text:p>
      <text:p text:style-name="P51"><text:span text:style-name="T12">– </text:span>А то что? Превратишь в жабу? Сошлёшь на Луну? Убьёшь нахер?</text:p>
      <text:p text:style-name="P51">Аликорница сникла. Уши её опустились.</text:p>
      <text:p text:style-name="P51"><text:span text:style-name="T12">– </text:span>Макс, не надо... Ты же знаешь, я этого не сделаю.</text:p>
      <text:p text:style-name="P51"><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1"><text:span text:style-name="T12">Аликорница уселась н</text:span>а пол <text:span text:style-name="T12">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1"><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2">– </text:span>Вот, читай отсюда. <text:span text:style-name="T12">– а</text:span>ликорница подчеркнула абзац копытом.</text:p>
      <text:p text:style-name="P51"/>
      <text:p text:style-name="P52">***</text:p>
      <text:p text:style-name="P52"/>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6">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1">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text:soft-page-break/>–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4.5 Обучение</text:h>
      <text:p text:style-name="P157"/>
      <text:p text:style-name="P157"/>
      <text:p text:style-name="P157"/>
      <text:h text:style-name="P160" text:outline-level="2"><text:span text:style-name="T12">5. </text:span>Индиго</text:h>
      <text:p text:style-name="P41"/>
      <text:p text:style-name="P41">Я шёл в королевскую столовую, поигрывая <text:span text:style-name="T1">увесистой </text:span>ручкой в пальцах. С <text:span text:style-name="T20">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text:soft-page-break/>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text:soft-page-break/>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64">Depeche Mode - Painkiller</text:span>&gt;</text:p>
      <text:p text:style-name="P63"><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text:soft-page-break/>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7">Селестия достаёт из потайной щели свиток с мыслями Селестии</text:span><text:span text:style-name="T26">`<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text:soft-page-break/>–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text:soft-page-break/>–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59" text:outline-level="2">6. Стыд</text:h>
      <text:p text:style-name="P51">&lt;<text:span text:style-name="T97">Mylene Farmer — L`Ame-Stram-Gram</text:span>&gt;</text:p>
      <text:p text:style-name="P63">~~~ Завтра на семь в библиотеке ~~~</text:p>
      <text:p text:style-name="P63"/>
      <text:p text:style-name="P51"><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text:soft-page-break/>–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lt;<text:span text:style-name="T20">Абсолютного забвения</text:span>&gt;Стирание из бытия. Точнее, его нет и не было после того, как я замкнула его на его создателя, Иггуса. Суть заклинания <text:span text:style-name="T8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3">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83">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66">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text:soft-page-break/>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2">— умение делегировать полномочия. Вечером того же дня я села за письменный стол.</text:span></text:p>
      <text:p text:style-name="P41">“<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2">—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text:soft-page-break/>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 Хорошо. До встречи, Селли.</text:p>
      <text:p text:style-name="P51">– До встречи, Макс.</text:p>
      <text:p text:style-name="P51"/>
      <text:h text:style-name="Heading_20_2" text:outline-level="2"><text:span text:style-name="T1">8</text:span>. (40*<text:span text:style-name="T12">ctg(Pi/4)-6)/(ln(e)-sin(0))</text:span></text:h>
      <text:p text:style-name="P84">Mark Knopfler — Hill Farmers Blues — или на следующую главу (прощание)</text:p>
      <text:p text:style-name="P51"/>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text:soft-page-break/>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48">— вся архитектура явно </text:span><text:span text:style-name="T39">была </text:span><text:span text:style-name="T48">заточена под крылатых. Таких, для которых приземлиться на балкон в тронном зале или уйти через портик на крыше</text:span><text:span text:style-name="T68"> </text:span><text:span text:style-name="T48">—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text:span><text:span text:style-name="T39">упором в виде </text:span><text:span text:style-name="T48">голов</text:span><text:span text:style-name="T39">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8"> </text:span><text:span text:style-name="T39">Его центр занимал высокий </text:span><text:span text:style-name="T48">кругл</text:span><text:span text:style-name="T39">ый</text:span><text:span text:style-name="T48"> </text:span><text:span text:style-name="T39">футон</text:span><text:span text:style-name="T48"> </text:span><text:span text:style-name="T39">с</text:span><text:span text:style-name="T48"> велик</text:span><text:span text:style-name="T39">им</text:span><text:span text:style-name="T48"> множество</text:span><text:span text:style-name="T39">м</text:span><text:span text:style-name="T48"> подушек. Среди них я с удивлением заметил плюшевую единорожку </text:span><text:span text:style-name="T39">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2">–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2">–</text:span> А водку у вас принято пить?</text:p>
      <text:p text:style-name="P39"><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1"><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2">– Это ты называешь “дружбой”? – с </text:span>улыбкой хмыкнул<text:span text:style-name="T12"> я. – </text:span>Мне нравится твоё чувство юмора.</text:p>
      <text:p text:style-name="P51">Аликорница нахмурилась.</text:p>
      <text:p text:style-name="P51"><text:span text:style-name="T12">–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8">– </text:span><text:span text:style-name="T39">Говорят, в Додж-сити почти не осталось жителей. В местном депо перестали обслуживать паровозы из-за отсутствия рабочих. Старик </text:span><text:span text:style-name="T48">–</text:span><text:span text:style-name="T3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8">– </text:span><text:span text:style-name="T53">А из Пинто Крика уже месяц нет новостей...</text:span></text:p>
      <text:p text:style-name="P3"><text:span text:style-name="T48">– </text:span><text:span text:style-name="T5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6"><text:span text:style-name="T53">– </text:span>“<text:span text:style-name="T1">Что я могу сделать, чтобы вернуть всё назад?</text:span>”</text:p>
      <text:p text:style-name="P16"><text:span text:style-name="T53">– </text:span><text:span text:style-name="T39">Так и сказала?</text:span></text:p>
      <text:p text:style-name="P1"><text:span text:style-name="T48">–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3">– </text:span><text:span text:style-name="T39">Что бы это значило, Флер?</text:span></text:p>
      <text:p text:style-name="P16"><text:span text:style-name="T53">– </text:span><text:span text:style-name="T3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9">&lt;</text:span><text:span text:style-name="T74">Mark Knopfler - </text:span><text:span text:style-name="T73">Hill Farmer's Blues</text:span><text:span text:style-name="T49">&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83">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1"/>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9">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9">пони-</text:span><text:span text:style-name="T48">исчезновений уже год. Почту за честь работать </text:span><text:span text:style-name="T39">под твоим руководством</text:span><text:span text:style-name="T48">. Подожди немного, я </text:span><text:span text:style-name="T39">от</text:span><text:span text:style-name="T48">систематизирую нужную информацию и расскажу тебе, насколько далеко смогла продвинуться.</text:span></text:p>
      <text:p text:style-name="P39">“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1"><text:span text:style-name="T12">–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1">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7">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7">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76">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2">чёрный экран?</text:span></text:p>
      <text:p text:style-name="P48"/>
      <text:p text:style-name="P52">***</text:p>
      <text:p text:style-name="P51"/>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8">—</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9">–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8"> </text:span><text:span text:style-name="T39">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8">– Я </text:span><text:span text:style-name="T53">всегда буду оставаться в тени. </text:span><text:span text:style-name="T48">– </text:span><text:span text:style-name="T53">хлюпала единорожка. </text:span><text:span text:style-name="T48">–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51"><text:span text:style-name="T12">– Если </text:span>только <text:span text:style-name="T12">их правильно вызывают. – </text:span>пробурчал Спайк, возвращаясь в корзинку.</text:p>
      <text:p text:style-name="P39"><text:span text:style-name="T12">–</text:span> <text:span text:style-name="T1">Эмм. </text:span>Что он имел ввиду?</text:p>
      <text:p text:style-name="P39"><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9"><text:span text:style-name="T12">– </text:span><text:span text:style-name="T1">Да, завершилось всё препаршиво. Принцесса Луна сказала, лучше бы её обратно на Луну закинули.</text:span></text:p>
      <text:p text:style-name="P39"><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2">– </text:span><text:span text:style-name="T1">Хм. Нет.</text:span></text:p>
      <text:p text:style-name="P39"><text:span text:style-name="T12">– </text:span><text:span text:style-name="T1">А друзья?</text:span></text:p>
      <text:p text:style-name="P39"><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9">.</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5">Чужестранец-примат разбил сердце нашей обожаемой Селестии! Двор в отчаянии </text:span><text:span text:style-name="T15">— </text:span><text:span text:style-name="T35">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2">– </text:span>Привет, Эй-Джей! У тебя проблемы?</text:p>
      <text:p text:style-name="P51"><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2">–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2">–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2">– Г</text:span>отово. Принимай работу, хозяйка!</text:p>
      <text:p text:style-name="P51">Эпплджек стиснула меня в сокрушающих объятиях.</text:p>
      <text:p text:style-name="P51"><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2">–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2">–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7">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7">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2">– </text:span>Свободно? <text:span text:style-name="T12">– </text:span>спросил я у единственной пони, сидящей за столиком.</text:p>
      <text:p text:style-name="P51"><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2">– <text:s/></text:span>Пирог с грибами, яишницу и чизкейк<text:span text:style-name="T12"> – </text:span>сообщил я подошедшей официантке.</text:p>
      <text:p text:style-name="P51"><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1"><text:span text:style-name="T12">–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2">– </text:span>Вы, наверное, ждёте кого-то?</text:p>
      <text:p text:style-name="P53"><text:span text:style-name="T12">– </text:span>Неа.</text:p>
      <text:p text:style-name="P53"><text:span text:style-name="T12">– </text:span>Просто обедаете?</text:p>
      <text:p text:style-name="P53"><text:span text:style-name="T12">– </text:span>Неа.</text:p>
      <text:p text:style-name="P53"><text:span text:style-name="T12">– </text:span>Просто сидите и мрачно смотрите на меня?</text:p>
      <text:p text:style-name="P53"><text:span text:style-name="T12">– </text:span>Неа.</text:p>
      <text:p text:style-name="P53">Хм, а эта пони не из разговорчивых. Ну ладно.</text:p>
      <text:p text:style-name="P53"><text:span text:style-name="T12">– </text:span>А что же вы делаете?</text:p>
      <text:p text:style-name="P53"><text:span text:style-name="T12">– </text:span>Веселюсь. <text:span text:style-name="T12">– </text:span>мрачно заявила пони.</text:p>
      <text:p text:style-name="P53"><text:span text:style-name="T12">–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2">–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2">– </text:span>Мы с вами раньше встречались?</text:p>
      <text:p text:style-name="P53"><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2">– </text:span>Оставь, Салвер.<text:span text:style-name="T12"> </text:span>Ему за счёт заведения.</text:p>
      <text:p text:style-name="P51"><text:span text:style-name="T12">– </text:span>Ясно, мисс Пинки. <text:span text:style-name="T12">– </text:span>официантка кивнула и ушла.</text:p>
      <text:p text:style-name="P51"><text:span text:style-name="T12">– Ч</text:span>его-о-о?<text:span text:style-name="T12"> </text:span>Так это твой бар?</text:p>
      <text:p text:style-name="P51"><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1"><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2">– </text:span>У меня есть идея получше. <text:span text:style-name="T12">– </text:span>на свет показалась фляга Большого Макинтоша.</text:p>
      <text:p text:style-name="P51"><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2">– </text:span>Починил телегу. Только молчок про самогон, раз уж ты в курсе. <text:span text:style-name="T12">– </text:span>я разлил сидр по чашкам.</text:p>
      <text:p text:style-name="P51"><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2">–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2">– У </text:span>тебя такая смешная мордочка! <text:span text:style-name="T12">– </text:span>захихикали Пинки, покачиваясь. <text:span text:style-name="T12">– </text:span>Как будто ты <text:span text:style-name="T77">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2">– </text:span>Эммм... Скажи-ка мне, мой друг П-п-пинки... Легенда про фаэри <text:span text:style-name="T16">— </text:span><text:span text:style-name="T77">эт правда?</text:span></text:p>
      <text:p text:style-name="P51"><text:span text:style-name="T16">– </text:span><text:span text:style-name="T77">Какая из? Их много, вообще-то. Ик!</text:span></text:p>
      <text:p text:style-name="P51"><text:span text:style-name="T16">– </text:span><text:span text:style-name="T77">Про принцесс. Про то, что они фаэри, спустившиеся с неба во плоти, чтоб помогать пони управлять Эквестрией?</text:span></text:p>
      <text:p text:style-name="P51"><text:span text:style-name="T16">– </text:span><text:span text:style-name="T77">Макс, </text:span><text:span text:style-name="T16">– </text:span><text:span text:style-name="T77">захихикала Пинки, взъерошив копытами розовые кудряшки и попытавшись соорудить из них бороду, </text:span><text:span text:style-name="T16">–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6">–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6">– </text:span><text:span text:style-name="T77">Ты что-о-о! Нельзя любить фаэри! Она похитит твоё сердце, и ты будешь искать её, пока не... </text:span><text:span text:style-name="T16">– </text:span><text:span text:style-name="T77">Пинки погрузилась в так и не съеденный салат «по-Кантерлотски» и захрапела.</text:span></text:p>
      <text:p text:style-name="P51"><text:span text:style-name="T16">– </text:span><text:span text:style-name="T77">Пока не умру?</text:span></text:p>
      <text:p text:style-name="P51"><text:span text:style-name="T16">– </text:span><text:span text:style-name="T77">Нет, глупенький, </text:span><text:span text:style-name="T16">– </text:span><text:span text:style-name="T77">пробулькала Пинки из миски. </text:span><text:span text:style-name="T16">– </text:span><text:span text:style-name="T77">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4"><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4"><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4"><text:span text:style-name="T12">–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2">– </text:span>Стооой! <text:span text:style-name="T12">– </text:span>заорал я. <text:span text:style-name="T12">– </text:span>Выпрыгивай из бочки!!!</text:p>
      <text:p text:style-name="P54">Кобылка-пилот улыбнулась и постукала копытцем по шлему, показывая, что не слышит меня.</text:p>
      <text:p text:style-name="P54"><text:span text:style-name="T12">– </text:span>Выпрыгивааа... <text:span text:style-name="T12">–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2">– </text:span>Смотри, вот те и ответ на вопрос, куда деваются пони!</text:p>
      <text:p text:style-name="P54"><text:span text:style-name="T12">– </text:span>Где? <text:span text:style-name="T12">– </text:span>единорожка начала оглядываться.</text:p>
      <text:p text:style-name="P54"><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4"><text:span text:style-name="T12">– </text:span>И что? Я всё равно не пойму, куда пони деваются? И куда пропала Скуталу?</text:p>
      <text:p text:style-name="P54"><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text:soft-page-break/></text:p>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5">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4"><text:soft-page-break/><text:span text:style-name="T12">–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2">–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4"><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4"><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2">– </text:span>Это неправильно! <text:span text:style-name="T12">– </text:span>заявила Рэйнбоу Дэш, отвернувшись от окна.</text:p>
      <text:p text:style-name="P54"><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4"><text:span text:style-name="T12">– </text:span>Да я не про то! <text:span text:style-name="T12">– </text:span>отмахнулась пегаска. <text:span text:style-name="T12">– </text:span>Посмотри на поле.</text:p>
      <text:p text:style-name="P54"><text:span text:style-name="T12">– </text:span>И что? Поле как поле.</text:p>
      <text:p text:style-name="P54"><text:span text:style-name="T12">– </text:span>Оно не убрано. <text:span text:style-name="T12">– </text:span>мрачно ответила пегаска. <text:span text:style-name="T12">–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2">– </text:span>У самого посёлка поля убраны. Наверняка дойдёт дело и до остальных.</text:p>
      <text:p text:style-name="P54"><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2">– </text:span>Спасибо, но от пинкиных плюшек у меня фланки округляются.</text:p>
      <text:p text:style-name="P54"><text:span text:style-name="T12">– </text:span>Да ладно тебе, Рэйнбоу Дэш! От одной не округлятся.</text:p>
      <text:p text:style-name="P54"><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2"> </text:span>Как будто…</text:p>
      <text:p text:style-name="P54"><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2">–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2">–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2">– </text:span>Леди и джентльпони! Просьба не паниковать! Поезд дальше не идёт: впереди провал! <text:span text:style-name="T12">– </text:span>крикнул проводник.</text:p>
      <text:p text:style-name="P54"><text:span text:style-name="T12">– </text:span>Какой ещё, в дышло, провал? Я проезжал тут два дня назад!</text:p>
      <text:p text:style-name="P54"><text:span text:style-name="T12">– </text:span>Безобразие! Верните мне деньги за билет!</text:p>
      <text:p text:style-name="P54"><text:span text:style-name="T12">– </text:span>Как вы смеете! Я опоздаю в порт! <text:s/><text:span text:style-name="T12">–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2">– </text:span>Дэш, нам надо на ту сторону.</text:p>
      <text:p text:style-name="P54"><text:span text:style-name="T12">– </text:span>Нет проблем. Я могу тебя перенести.</text:p>
      <text:p text:style-name="P54">Я с сомнением посмотрел на пегаску. Дэш в холке была мне по пояс.</text:p>
      <text:p text:style-name="P54"><text:span text:style-name="T12">–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4">Мля.</text:p>
      <text:p text:style-name="P54"><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 Ёбаная Селестия!</text:p>
      <text:p text:style-name="P54"><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2">–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54"><text:span text:style-name="T12">– </text:span>Удостоверение личности предъявлять? <text:span text:style-name="T12">– </text:span>осведомился я.</text:p>
      <text:p text:style-name="P54"><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4">Дэш, ни слова не говоря, прислонила ухо к двери.</text:p>
      <text:p text:style-name="P54"><text:span text:style-name="T12">– </text:span>Будешь смеяться, но именно этим он и занят. Вызывает полицию по телефону. <text:span text:style-name="T12">– </text:span>сообщила пегаска.</text:p>
      <text:p text:style-name="P54"><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2">– </text:span>Сколько у нас времени?</text:p>
      <text:p text:style-name="P54">Дэш почесала в затылке.</text:p>
      <text:p text:style-name="P54"><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2">–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4">Снаружи послышался вой сирены и цокот множества копыт.</text:p>
      <text:p text:style-name="P54"><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2">– </text:span>Это твои двадцать минут? <text:span text:style-name="T12">– </text:span>возмутился я. <text:span text:style-name="T12">– </text:span>Да ещё и десяти не прошло!</text:p>
      <text:p text:style-name="P54">Дэш вымучено скривилась.</text:p>
      <text:p text:style-name="P54"><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4">Я разбил топором стеклянные дверцы прибора и вытащил рубины.</text:p>
      <text:p text:style-name="P54"><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2">– </text:span>Ну уж фигушки. Я тебя тут не оставлю.</text:p>
      <text:p text:style-name="P54"><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2">– Н</text:span>е тупи! <text:span text:style-name="T12">– </text:span>упрямо мотнула головой пегаска. <text:span text:style-name="T12">–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2">– </text:span>Быстро за мной! <text:span text:style-name="T12">–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2">– Ю-</text:span>хууу<text:span text:style-name="T12">!!!</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2">–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2">– </text:span>Макс, подвинься!</text:p>
      <text:p text:style-name="P54">Пегаска оттеснила меня крупом и повернулась к двери задом.</text:p>
      <text:p text:style-name="P54"><text:span text:style-name="T12">–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2">– </text:span>Ты чего на меня так уставился? <text:span text:style-name="T12">– </text:span>подозрительно спросила пегаска.</text:p>
      <text:p text:style-name="P54"><text:span text:style-name="T12">– </text:span>Да так… Не ожидал, что ты такая…</text:p>
      <text:p text:style-name="P54"><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2">– </text:span>Ты! Не! По! Нял! Те! Бе! Не! Льзя! Тут! Ос! Та! ВАТЬСЯ!!! <text:span text:style-name="T12">–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2">–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2">–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2">–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2">–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2">– </text:span>А это у нас кто? Гмм. Пегаска. Вот так раз! Рэйнбоу Дэш! Какими судьбами?</text:p>
      <text:p text:style-name="P54"><text:span text:style-name="T12">– </text:span>ТРИКСИ! <text:span text:style-name="T12">– <text:s/></text:span>фейсхуфнула Дэш. <text:span text:style-name="T12">– </text:span>Во имя Селестии, ЧТО ты тут делаешь?!!</text:p>
      <text:p text:style-name="P54"><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4"><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4"><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2">– </text:span>Ей ведь нельзя рассказывать, да?</text:p>
      <text:p text:style-name="P54"><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2">– </text:span>ОГО!</text:p>
      <text:p text:style-name="P54">Единорожка аж уселась на крыльцо от удивления.</text:p>
      <text:p text:style-name="P54"><text:span text:style-name="T12">–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2">– </text:span>Мы приняли решение не выдавать вас полиции в обмен на то, что вы расскажете нам о вашей секретной миссии!</text:p>
      <text:p text:style-name="P54"><text:span text:style-name="T12">– </text:span>Не пойдёт! <text:span text:style-name="T12">– </text:span>заявил я. <text:span text:style-name="T12">– </text:span>Я уже сказал, что это тайна. Мне добавить нечего.</text:p>
      <text:p text:style-name="P54"><text:span text:style-name="T12">– </text:span>Да неужели? <text:span text:style-name="T12">– </text:span>захлопала ресницами Трикси. <text:span text:style-name="T12">–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4"><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2">–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5">Исчезновение дневной главы диархии: Эквестрия в панике!</text:span>» (статья двухдневной давности).</text:p>
      <text:p text:style-name="P54">«<text:span text:style-name="T35">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5">Да отстаньте же вы от меня! Он сказал, что ест пони, но я этого НЕ ВИДЕЛА!!!</text:span>»).</text:p>
      <text:p text:style-name="P54">«<text:span text:style-name="T35">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4"><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2">–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2">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44">&lt;<text:span text:style-name="T81">David Bowie - Lets Dance/ Ashes To Ashes</text:span></text:p>
      <text:p text:style-name="P44"><text:span text:style-name="T81">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5">Добро пожаловать в Груммингтон! Вам здесь рады!</text:span></text:p>
      <text:p text:style-name="P54"><text:span text:style-name="T35">Население города </text:span><text:span text:style-name="T82">302 пони</text:span><text:span text:style-name="T35">.</text:span></text:p>
      <text:p text:style-name="P54"><text:span text:style-name="T82">250 пони</text:span><text:span text:style-name="T35">.</text:span></text:p>
      <text:p text:style-name="P54"><text:span text:style-name="T82">125 поней</text:span><text:span text:style-name="T35">.</text:span></text:p>
      <text:p text:style-name="P54"><text:span text:style-name="T35">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Макс. </text:span><text:span text:style-name="T24">Дружба </text:span><text:span text:style-name="T44">—</text:span><text:span text:style-name="T24"> </text:span><text:span text:style-name="T3">э</text:span><text:span text:style-name="T24">то, </text:span><text:span text:style-name="T84">так её </text:span><text:span text:style-name="T3">разэтак</text:span><text:span text:style-name="T84">,</text:span><text:span text:style-name="T24"> магия!</text:span><text:span text:style-name="T68">»</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82">37 пни</text:span></text:p>
      <text:p text:style-name="P73">24пн</text:p>
      <text:p text:style-name="P73">15</text:p>
      <text:p text:style-name="P54"><text:span text:style-name="T35">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5">Добро пожаловать в Груммингтон! Вам здесь рады!</text:span></text:p>
      <text:p text:style-name="P54"><text:span text:style-name="T35">Население города </text:span><text:span text:style-name="T82">302 пони</text:span><text:span text:style-name="T35">.</text:span></text:p>
      <text:p text:style-name="P54"><text:span text:style-name="T82">250 пони</text:span><text:span text:style-name="T35">.</text:span></text:p>
      <text:p text:style-name="P54"><text:span text:style-name="T82">125 поней</text:span><text:span text:style-name="T35">.</text:span></text:p>
      <text:p text:style-name="P54"><text:span text:style-name="T35">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2">&lt;</text:span><text:span text:style-name="T67">Metallica-Enter Sandman</text:span><text:span text:style-name="T12">&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66">Kiss – I Was Made For Lovin’ You</text:span>&gt;</text:p>
      <text:p text:style-name="P5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5">Провинция пустеет: репортаж из обеспоневшего посёлка</text:span>». «<text:span text:style-name="T35">Нехватка пегасов-погодников: указ принцессы Луны разрешает набор в погодные команды пегасов без лётных аттестатов</text:span>». «<text:span text:style-name="T35">Опасный преступник «примат-макс» всё ещё на </text:span><text:soft-page-break/><text:span text:style-name="T35">свободе! Фетлок приходит в себя после разгрома павильона Псинтела. Награда за поимку возросла до двадцати тысяч!!!</text:span>». «<text:span text:style-name="T35">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6"><text:soft-page-break/>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4">…</text:p>
      <text:p text:style-name="P54"/>
      <text:p text:style-name="P54">Сознание с трудом возвращал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2">–</text:span> А какой у тебя там был образ жизни?</text:p>
      <text:p text:style-name="P54"><text:span text:style-name="T12">–</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2">–</text:span> Дискордовы яйца! Ты сидел в тюрьме? За что тебя посадили?</text:p>
      <text:p text:style-name="P54"><text:span text:style-name="T12">–</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8">о такие… гм… заклинания. Ты </text:span><text:span text:style-name="T46">пишешь</text:span><text:span text:style-name="T58">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6">Пегаска <text:span text:style-name="T12">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73">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83">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2">—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2">– </text:span>Выф-выф-вуф! <text:span text:style-name="T12">– </text:span>возразил я.</text:p>
      <text:p text:style-name="P56">Отпихнув от лица живот пегаски и выплюнув шерсть, я продолжил.</text:p>
      <text:p text:style-name="P56"><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2">– </text:span>Бе-бе-бе! <text:span text:style-name="T12">– </text:span>устало передразнила меня Дэш. <text:span text:style-name="T12">– </text:span><text:span text:style-name="T26">Макс! Я </text:span><text:span text:style-name="T29">— </text:span><text:span text:style-name="T26">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2">– </text:span>Дэш, я знаю. Просто не могу о ней забыть.</text:p>
      <text:p text:style-name="P56">Пегаска тяжело поднялась.</text:p>
      <text:p text:style-name="P56"><text:span text:style-name="T12">– </text:span>Везёт же некоторым. <text:span text:style-name="T12">– </text:span>пробормотала она, раскрывая крылья для просушки.</text:p>
      <text:p text:style-name="P56">…</text:p>
      <text:p text:style-name="P56"><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text:span><text:span text:style-name="T41">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6">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66">Mothley Crue – Cickstart my heart</text:span>&gt;</text:p>
      <text:p text:style-name="P56">«<text:span text:style-name="T3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5">Нехватка погодных пегасов: Вондерболты перешли к круглосуточной вахте</text:span>». «<text:span text:style-name="T35">Общественные работы: распоряжением принцессы Луны работы по строительству мостов через провалы расширены и на субботу</text:span>». «<text:span text:style-name="T3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2">–</text:span> Про меня таки забыли. Отлично.</text:p>
      <text:p text:style-name="P56"><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6"><text:span text:style-name="T12">–</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2">– </text:span>Твайлайт, привет! Мы вернулись! <text:span text:style-name="T12">–</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2">– К</text:span>АКОГО ХУЯ?!! Твайлайт, ёб твою понимать, ты чё творишь? <text:span text:style-name="T12">– </text:span>я вцепился в ручку двери.</text:p>
      <text:p text:style-name="P56"><text:span text:style-name="T12">– </text:span>Твайли, ты чего? <text:span text:style-name="T12">– </text:span>брыкалась Дэш. <text:span text:style-name="T12">– </text:span>Немедленно опусти меня на пол!</text:p>
      <text:p text:style-name="P56"><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2">–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2">– </text:span>Твайлайт, не смей! <text:span text:style-name="T12">– </text:span>хриплым от ужаса голосом прошептал я.</text:p>
      <text:p text:style-name="P56"><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2">–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2">– О</text:span>у! <text:span text:style-name="T83">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2">– </text:span>Хрен-то тебе зачем? <text:span text:style-name="T12">– </text:span>с бессильной злостью спросил я. <text:span text:style-name="T12">– </text:span><text:span text:style-name="T83">Т</text:span>ы собираешься устроить филиал порнхаба для пони-извращенцев?</text:p>
      <text:p text:style-name="P56"><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2">– </text:span>А если попроще?</text:p>
      <text:p text:style-name="P56"><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6"><text:span text:style-name="T12">–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2">–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2">–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2">– </text:span>А-А-А-А-А-А!!!</text:p>
      <text:p text:style-name="P56"/>
      <text:p text:style-name="P58">***</text:p>
      <text:p text:style-name="P58"/>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2">– </text:span>Никогда, слышишь, никогда больше не смей подымать меня...</text:p>
      <text:p text:style-name="P56"><text:span text:style-name="T12">– </text:span>Откуда я знала, что резонансное заклинание так среагирует на...</text:p>
      <text:p text:style-name="P56"><text:span text:style-name="T12">– М</text:span>акс? <text:span text:style-name="T12">– </text:span>пегаска заметила, что я открыл глаза. <text:span text:style-name="T12">– </text:span>Ты в порядке?</text:p>
      <text:p text:style-name="P56">Я издал нечто среднее между брачным рёвом лося и стоном умирающего слона.</text:p>
      <text:p text:style-name="P56"><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2">–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6"><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6"><text:span text:style-name="T12">– </text:span>Тебе-то на Понивилль точно махать! <text:span text:style-name="T12">– </text:span>огрызнулась фермерша. <text:span text:style-name="T12">– Т</text:span>вой дом, поди, не зацепит.</text:p>
      <text:p text:style-name="P56"><text:span text:style-name="T12">– </text:span>Что ты сказала? А ну, повтори? <text:span text:style-name="T12">– </text:span>взвилась пегаска.</text:p>
      <text:p text:style-name="P56"><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6"><text:span text:style-name="T12">– </text:span>Ась?</text:p>
      <text:p text:style-name="P56"><text:span text:style-name="T12">– </text:span>Что?</text:p>
      <text:p text:style-name="P56"><text:span text:style-name="T12">– </text:span>Какой? <text:span text:style-name="T12">– </text:span>разом <text:span text:style-name="T12">о</text:span>бернулась ко мне компания.</text:p>
      <text:p text:style-name="P56"><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6"><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6"><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2">– </text:span>Рэр, иногда лучше жевать, чем говорить. Вот честно!</text:p>
      <text:p text:style-name="P56"><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2">– </text:span>Они лежали в нагрудном кармане рубашки.</text:p>
      <text:p text:style-name="P56">Твайлайт отвлеклась от доски.</text:p>
      <text:p text:style-name="P56"><text:span text:style-name="T12">–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2">– </text:span>Вот, прибрался малёхо. Но с потолка сажу ещё не успел счистить, там стремянка нужна.</text:p>
      <text:p text:style-name="P56"><text:span text:style-name="T12">– </text:span>Спайки-Вайки, не выкидывай одежду, пожалуйста. В ней должны быть рубины.</text:p>
      <text:p text:style-name="P56"><text:span text:style-name="T12">– </text:span>Какие ещё рубины? <text:span text:style-name="T12">– </text:span>переспросил Спайк и зажевал быстрее.</text:p>
      <text:p text:style-name="P56"><text:span text:style-name="T12">–</text:span> Резонаторные! <text:span text:style-name="T12">–</text:span> холодея, ответил я. <text:span text:style-name="T12">– </text:span>В кармане рубашки должны лежать четыре кристалла.</text:p>
      <text:p text:style-name="P56"><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3"/>
      <text:p text:style-name="P56">…</text:p>
      <text:p text:style-name="P56"/>
      <text:p text:style-name="P56"><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2">– </text:span>Макс. Ты сейчас правильный, или нет?</text:p>
      <text:p text:style-name="P56"><text:span text:style-name="T12">– </text:span>Макс, ты как? Тебе уже лучше? <text:span text:style-name="T12">– </text:span>в прямоугольнике появилась голова Рэйнбоу Дэш.</text:p>
      <text:p text:style-name="P56"><text:span text:style-name="T12">– </text:span>Фигурально выражаясь, ты в себе? <text:span text:style-name="T12">– </text:span>вклинилась между ними Твайлайт Спаркл.</text:p>
      <text:p text:style-name="P56"><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2">– </text:span>Отпустите. Я уже правильный. <text:span text:style-name="T12">–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6"><text:span text:style-name="T12">– </text:span>Спайк!!! Немедленно... <text:s/>сбегай в лавку к Кейкам за выпечкой! Нам всем нужно успокоиться.</text:p>
      <text:p text:style-name="P56"><text:span text:style-name="T12">– </text:span>Уже бегу!</text:p>
      <text:p text:style-name="P56"/>
      <text:p text:style-name="P58">***</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6"><text:span text:style-name="T12">– </text:span>Не беспокойся, всё просчитано. Я уверена, я подчёркиваю, абсолютно уверена в безопасности эксперимента!</text:p>
      <text:p text:style-name="P56"><text:span text:style-name="T12">– </text:span>Ой, чего-то мне нехорошо становится, когда ты так говоришь...</text:p>
      <text:p text:style-name="P56"><text:span text:style-name="T12">–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66">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83"> </text:span>покои Луны<text:span text:style-name="T83"> </text:span>через открытые балконные двери<text:span text:style-name="T83">.</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2">– </text:span>А-а-а, ты всё-таки пришёл… <text:span text:style-name="T12">–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2">–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2">–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2">– </text:span>Сожалеем, что не можем убить тебя.</text:p>
      <text:p text:style-name="P56">Обернувшись я встречаюсь с рогом аликорницы, нацеленным мне в грудь.</text:p>
      <text:p text:style-name="P56"><text:span text:style-name="T12">–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2">–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2">–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2">– </text:span>Кимеринн погиб, чтобы ты жил.</text:p>
      <text:p text:style-name="P56">Шаг назад.</text:p>
      <text:p text:style-name="P56"><text:span text:style-name="T12">– </text:span>Сел осталась без магии и развоплотилась из-за тебя.</text:p>
      <text:p text:style-name="P56">Шаг назад.</text:p>
      <text:p text:style-name="P56"><text:span text:style-name="T12">–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3">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2">– </text:span>Как тебя зовут, малышка? Я постараюсь найти тебя. Может быть, ещё не поздно.</text:p>
      <text:p text:style-name="P56">Пегаска приветственно машет копытом.</text:p>
      <text:p text:style-name="P33"><text:span text:style-name="T47">– </text:span><text:span text:style-name="T37">Шейла! Шейла Блюскай! И я уже не малышка! </text:span><text:span text:style-name="T47">– </text:span><text:span text:style-name="T37">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pan text:style-name="T51">–</text:span><text:span text:style-name="T41"> … чувствуешь, дорогая Рэрити?! Я могу чем-нибудь помочь? Вот, выпей воды! </text:span><text:span text:style-name="T51">–</text:span><text:span text:style-name="T41">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2">– </text:span>Ну что? Увидел что-нибудь, сахарок?</text:p>
      <text:p text:style-name="P56">Пони уставились на меня с надеждой.</text:p>
      <text:p text:style-name="P56"><text:span text:style-name="T12">– </text:span>Да.</text:p>
      <text:p text:style-name="P56">Откровение давило на психику как тонна кирпичей. Я не знал, что им сказать. Я не мог.</text:p>
      <text:p text:style-name="P56"><text:span text:style-name="T12">– П</text:span>ревосходно!</text:p>
      <text:p text:style-name="P56"><text:span text:style-name="T12">– </text:span>Это просто супер-дупер-здоровски-потрясно!</text:p>
      <text:p text:style-name="P56"><text:span text:style-name="T12">– </text:span>Йей!</text:p>
      <text:p text:style-name="P56"><text:span text:style-name="T12">– </text:span>Ю-ху!</text:p>
      <text:p text:style-name="P56"><text:span text:style-name="T12">– О</text:span>фигенно! Мы победили! Макс, ты молодец!</text:p>
      <text:p text:style-name="P56"><text:span text:style-name="T12">– </text:span>Замечательно! Секундочку, я приготовлю дневник…</text:p>
      <text:p text:style-name="P56">Восторг пони постепенно сменился ожиданием. Я молчал.</text:p>
      <text:p text:style-name="P56"><text:span text:style-name="T12">– </text:span>Э-м-м? И что же ты увидел? <text:span text:style-name="T12">– </text:span>не выдержала Твайлайт.</text:p>
      <text:p text:style-name="P56"><text:span text:style-name="T12">– </text:span>Я… не могу сказать.</text:p>
      <text:p text:style-name="P56">Ожидание сменилось недоумением. Рэйнбоу Дэш насмешливо скривила губы.</text:p>
      <text:p text:style-name="P56"><text:span text:style-name="T12">– </text:span>Да ладно! Кончай прикалываться, мы же ждём! Шутка зачлась!</text:p>
      <text:p text:style-name="P56"><text:span text:style-name="T12">– </text:span>Не могу!!!</text:p>
      <text:p text:style-name="P56"/>
      <text:p text:style-name="P56">…</text:p>
      <text:p text:style-name="P56"/>
      <text:p text:style-name="P56">Молчание прервала Эпплджек.</text:p>
      <text:p text:style-name="P56"><text:span text:style-name="T12">– </text:span>Сахарок, с тобой всё в порядке?</text:p>
      <text:p text:style-name="P56">Дэш подошла ко мне вплотную, обняла мою голову и прижалась нос к носу.</text:p>
      <text:p text:style-name="P56"><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6">Я высвободился из объятий пегаски.</text:p>
      <text:p text:style-name="P56"><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2">– </text:span>Конски яблоки! Вот это поворот! А мне так хотелось узнать, что за нечисть тут орудует!</text:p>
      <text:p text:style-name="P56"><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2">– </text:span>Рэр, отвали!</text:p>
      <text:p text:style-name="P56"><text:span text:style-name="T12">– </text:span>Оу, какие страсти! Ладно-ладно, не сердись, дорогая, не мешаю!</text:p>
      <text:p text:style-name="P56"><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2">– </text:span>Стойте!</text:p>
      <text:p text:style-name="P56">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6"><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6">…</text:p>
      <text:p text:style-name="P56">«<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4">слишком громко думать. И сообщить способ спасения — означает его разрушить.</text:span>»</text:p>
      <text:p text:style-name="P56">…</text:p>
      <text:p text:style-name="P56"><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6">Пегаска сжала голову копытами.</text:p>
      <text:p text:style-name="P56"><text:span text:style-name="T12">–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6"><text:span text:style-name="T12">– </text:span><text:span text:style-name="T83">Допустим, кот бессмертен. Также допустим, что кот з</text:span>аколдован<text:span text:style-name="T83"> </text:span>отложенным <text:span text:style-name="T83">заклятие</text:span>м<text:span text:style-name="T83"> Стирания, которое сработает, если кто-то откроет ящик</text:span>. <text:span text:style-name="T83">То есть, п</text:span>ри открытии<text:span text:style-name="T83"> ящик</text:span>а<text:span text:style-name="T83"> кот исчезнет из </text:span>бытия<text:span text:style-name="T83"> </text:span>— его нет, и никогда не было.</text:p>
      <text:p text:style-name="P56"><text:span text:style-name="T12">– </text:span>Бедный котик. <text:span text:style-name="T12">– </text:span>прошептала Флаттершай.</text:p>
      <text:p text:style-name="P56">Я насторожился, услышав знакомое заклинание.</text:p>
      <text:p text:style-name="P56"><text:span text:style-name="T12">– </text:span>Стой! Откуда тебе известно про заклинание Стирания?</text:p>
      <text:p text:style-name="P56"><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6"><text:span text:style-name="T12">– </text:span>Гм. Ну ладно, продолжай.</text:p>
      <text:p text:style-name="P56"><text:span text:style-name="T12">– </text:span>Так вот, по условию эксперимента известно, что вероятность того, что кто-то откроет ящик, ненулевая.</text:p>
      <text:p text:style-name="P56"><text:span text:style-name="T12">– </text:span>И что это означает, дорогая? <text:span text:style-name="T12">– </text:span>спросила Рэрити.</text:p>
      <text:p text:style-name="P56"><text:soft-page-break/><text:span text:style-name="T12">– </text:span>Это значит, что кто-нибудь когда-нибудь обязательно откроет его.</text:p>
      <text:p text:style-name="P56"><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6"><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2">–</text:span> То есть, ты хочешь сказать, что мы все — навроде этого кота, а Макс боится открыть ящик? Чтоб мы не исчезли окончательно?</text:p>
      <text:p text:style-name="P56"><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2">– </text:span>Лягать! <text:span text:style-name="T12">– </text:span>выругалась Дэш. <text:span text:style-name="T12">– </text:span>Значит, наши усилия по доставке резонаторов пошли лесом.</text:p>
      <text:p text:style-name="P56"><text:span text:style-name="T12">–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2">– </text:span>Тихо! Спайк, будь добр, сбегай к Кейкам за выпечкой. Нам надо успокоиться. Макс, хоть про Селестию ты нам можешь рассказать?</text:p>
      <text:p text:style-name="P56"><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6"><text:span text:style-name="T12">– А </text:span>как ты узнал… <text:span text:style-name="T12">– </text:span>начала было единорожка, но её перебил напряжённый голос Спайка.</text:p>
      <text:p text:style-name="P56"><text:span text:style-name="T12">– </text:span>Твай! <text:span text:style-name="T12">– </text:span>дракончик стоял в дверях спиной к нам. <text:span text:style-name="T12">–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2">–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6">Мы с пегаской застыли в синем левитационном поле и поплыли к Луне.</text:p>
      <text:p text:style-name="P56"><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2">–</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6">Добавить в главы с Твайлайт её попытки заигрывания с Максом</text:span><text:span text:style-name="T12">&gt;</text:span></text:p>
      <text:p text:style-name="P56">В голосе лавандовой единорожки звучал металл. Мы опять полетели к Твайлайт.</text:p>
      <text:p text:style-name="P56"><text:span text:style-name="T12">–</text:span> ДОВОЛЬНО! НАМ НАДОЕЛА ЭТА НЕПОКОРНОСТЬ! ПОЗНАЙ ГНЕВ ПРИНЦЕССЫ НОЧИ!!!</text:p>
      <text:p text:style-name="P56"><text:span text:style-name="T12">–</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6"><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6"><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6"><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2">– О</text:span>хренеть! <text:span text:style-name="T12">– </text:span>чертыхнулся Спайк. <text:span text:style-name="T12">– </text:span><text:s/>Твай, она создаёт сферу стихий!</text:p>
      <text:p text:style-name="P56"><text:span text:style-name="T12">– </text:span>Вижу! <text:span text:style-name="T12">– </text:span>донёсся голос единорожки из-под потолка. <text:span text:style-name="T12">–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2">– </text:span>Погоди. У меня есть вариант получше.</text:p>
      <text:p text:style-name="P56">Я вылез из-под шкафа и попрыгал на одной ноге в центр зала.</text:p>
      <text:p text:style-name="P56"><text:span text:style-name="T12">– </text:span>Стойте! Прекратите! Да остановитесь же!!!</text:p>
      <text:p text:style-name="P56">Аликорница и шестёрка уставились на меня.</text:p>
      <text:p text:style-name="P56"><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6"><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2">– </text:span>Как ты её назвал? <text:span text:style-name="T12">– </text:span>отвалилась челюсть у аликорницы.</text:p>
      <text:p text:style-name="P56"><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6"><text:span text:style-name="T12">– </text:span>Что? <text:span text:style-name="T12">–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2">–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2">– </text:span>Что тут случилось? Почему все висят в воздухе? И всё вот это?</text:p>
      <text:p text:style-name="P56">Голос Спайка откуда-то из подвала ответил:</text:p>
      <text:p text:style-name="P56"><text:span text:style-name="T12">– </text:span>Потому что Твайлайт остановила время. В радиусе девяти метров, как мне кажется. Или десяти.</text:p>
      <text:p text:style-name="P56"><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2">–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2">–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2">– </text:span>Эмм, я вам подхожу?</text:p>
      <text:p text:style-name="P56"><text:span text:style-name="T12">– </text:span>КТО ТЫ?</text:p>
      <text:p text:style-name="P56"><text:span text:style-name="T12">– </text:span>Эмм, Лира Хартстрингс, единорог. Я не то, чтобы маг, моя специализация — музыка…</text:p>
      <text:p text:style-name="P56"><text:span text:style-name="T12">– </text:span>ГОДИТСЯ! ТЫ ВИДИШЬ ТОЧКУ СИНГУЛЯРНОСТИ?</text:p>
      <text:p text:style-name="P56"><text:span text:style-name="T12">– </text:span>Эмм?</text:p>
      <text:p text:style-name="P56">Голос Спайка пояснил:</text:p>
      <text:p text:style-name="P56"><text:span text:style-name="T12">– </text:span>Вон та яркая искорка над лестницей, у которой вся картинка искривляется.</text:p>
      <text:p text:style-name="P56"><text:span text:style-name="T12">– </text:span>Да! Вижу.</text:p>
      <text:p text:style-name="P56"><text:span text:style-name="T12">– </text:span>ТЕПЕРЬ ЛЕВИТИРУЙ ПРИМАТА В ТОЧКУ СИНГУЛЯРНОСТИ.</text:p>
      <text:p text:style-name="P56"><text:span text:style-name="T12">– </text:span>Чего?!! <text:span text:style-name="T12">– </text:span>возопило моё малое сознание.</text:p>
      <text:p text:style-name="P56"><text:span text:style-name="T12">– </text:span>Эмм… Зачем?</text:p>
      <text:p text:style-name="P56"><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6"><text:span text:style-name="T12">– </text:span>Вы даёте слово, что человеку не будет причинён вред? <text:span text:style-name="T12">– </text:span>голос Лиры обрёл непривычную твёрдость.</text:p>
      <text:p text:style-name="P56"><text:span text:style-name="T12">– </text:span>КАК ТЫ СМЕЕШЬ СОМНЕВАТЬСЯ В НАС, СВОЕЙ ПРИНЦЕССЕ?</text:p>
      <text:p text:style-name="P56"><text:span text:style-name="T12">– Я </text:span>не сомневаюсь в вас, Ваше Высочество… Потому и требую слова!</text:p>
      <text:p text:style-name="P56"><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2">– </text:span>Ну, блядь, спасибо! <text:span text:style-name="T12">– </text:span>подумал я.</text:p>
      <text:p text:style-name="P56"><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2">–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2">– </text:span>Давай по-порядку. <text:span text:style-name="T12">– о</text:span>становила меня Луна. <text:span text:style-name="T12">–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2">– </text:span>Теперь ты понимаешь, почему Мы виним тебя в развоплощении сестры?</text:p>
      <text:p text:style-name="P56"><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6">Луна пристально взглянула на меня и понимающе склонила голову.</text:p>
      <text:p text:style-name="P56"><text:span text:style-name="T12">– </text:span>Мы знаем, иногда так бывает. Продолжай.</text:p>
      <text:p text:style-name="P56"><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2">– </text:span>Да, помним.</text:p>
      <text:p text:style-name="P56"><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6">Луна сморщила нос при этих словах, но всё же кивнула.</text:p>
      <text:p text:style-name="P56"><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2">– </text:span>Я приглашу их. Они не откажутся.</text:p>
      <text:p text:style-name="P56"><text:span text:style-name="T12">– </text:span>Что ж, ещё одной проблемой меньше. Теперь нужно решить, как найти Сел. Кто-то должен отправиться за ней.</text:p>
      <text:p text:style-name="P56"><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6"><text:span text:style-name="T12">– </text:span>А если…</text:p>
      <text:p text:style-name="P56"><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6"><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2">– </text:span>Почему же ты не смогла найти меня с его помощью?</text:p>
      <text:p text:style-name="P56">Аликорница смутилась.</text:p>
      <text:p text:style-name="P56"><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6"><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6"><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6"><text:span text:style-name="T12">– </text:span>А также совместить приятное с полезным. <text:span text:style-name="T12">– </text:span>не удержался я.</text:p>
      <text:p text:style-name="P51">Луна бросила на меня тяжёлый взгляд.</text:p>
      <text:p text:style-name="P54"><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7">–</text:span> Тогда зачем она..?</text:p>
      <text:p text:style-name="P51"><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8">–</text:span> А другие? Они тоже… давали мне потому, что считали меня последним шансом?</text:p>
      <text:p text:style-name="P54">У аликорницы отвалилась челюсть.</text:p>
      <text:p text:style-name="P54"><text:span text:style-name="T18">–</text:span> Другие? Кто ещё?<text:span text:style-name="T12"> </text:span>С кем ещё у тебя были… отношения?</text:p>
      <text:p text:style-name="P51"><text:span text:style-name="T17">–</text:span> С Рэйнбоу Дэш <text:span text:style-name="T17">–</text:span> ответил я несчастным голосом. <text:span text:style-name="T17">–</text:span> И, может быть, с Пинки.</text:p>
      <text:p text:style-name="P51"><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7">–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2">– </text:span>Спасибо, Дэш. Ты настоящий друг.</text:p>
      <text:p text:style-name="P56"><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1"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text:span text:style-name="T105">В</text:span>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2">– </text:span>Макс, ты тут? <text:span text:style-name="T12">–</text:span>Дэш просунула нос в дверь, не дожидаясь отклика. <text:span text:style-name="T12">– </text:span>Ага, вот ты где! Я с тобой!</text:p>
      <text:p text:style-name="P56">Она швырнула перемётные сумки мне на постель и пошла к выходу.</text:p>
      <text:p text:style-name="P56"><text:soft-page-break/><text:span text:style-name="T12">– </text:span>Ну, чего застрял? Пошли скорее, а то на хавчик опоздаем! <text:span text:style-name="T12">–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2">– </text:span>Располагайтесь. <text:span text:style-name="T12">–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6"><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6"><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2">–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text:soft-page-break/>–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text:soft-page-break/>–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text:soft-page-break/>–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text:span text:style-name="T105">Анонимуса</text:span>.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text:span text:style-name="T105">Чёрный</text:span>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6">– Селли-Селли… Ну почему ты такая… – пробормотал я сквозь слёзы.</text:p>
      <text:p text:style-name="P56"/>
      <text:p text:style-name="P58">***</text:p>
      <text:p text:style-name="P83">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text:span text:style-name="T106">П</text:span>робравшись через отдыхающих на лужайках гостей, я зашёл в <text:span text:style-name="T106">отдалённый</text:span> тупичок садового лабиринта. <text:span text:style-name="T106">На ходу ослабив галстук и расстегнув душную жилетку, я</text:span> <text:span text:style-name="T106">свернул с песчаной дорожки и </text:span>присел на <text:span text:style-name="T106">землю</text:span>,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text:soft-page-break/>–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9">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4">усесться поудобнее там, где стоишь, и слушать-слушать-слушать (танцевать?)</text:span>.</text:p>
      <text:p text:style-name="P56">…</text:p>
      <text:p text:style-name="P56">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89">д</text:span>ЕсЬ БЫл <text:span text:style-name="T90">д</text:span>ИскОр<text:span text:style-name="T88">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8">***</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1"></text:span><text:span text:style-name="T92">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8">***</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text:span text:style-name="T107">Сброшенный одним рывком, пиджак остался лежать на дороге. </text:span>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93">Зафиксирована опасная ситуация. Сознание пациента </text:span><text:span text:style-name="T94">&lt;</text:span><text:span text:style-name="T93">Селестия</text:span><text:span text:style-name="T94">&gt;</text:span><text:span text:style-name="T93"> не регистрируется. Активируется протокол экстренной эвакуации пациента </text:span><text:span text:style-name="T94">&lt;</text:span><text:span text:style-name="T93">Селестия</text:span><text:span text:style-name="T94">&gt;</text:span><text:span text:style-name="T93"> к </text:span><text:span text:style-name="T94">&lt;</text:span><text:span text:style-name="T93">Луна</text:span><text:span text:style-name="T94">&gt;</text:span><text:span text:style-name="T93">.</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7">– Она внизу. – промямлил я. <text:s/><text:span text:style-name="T106">Чтобы легче было дышать, я оттянул галстук от горла.</text:span></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6">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text:soft-page-break/>–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Сумерки укутывали землю пушистым одеялом. Мы сидели на парковой дорожке, выходящей к обрыву, и любовались проплывающим внизу лесом.</text:p>
      <text:p text:style-name="P56"><text:soft-page-break/>…</text:p>
      <text:p text:style-name="P1"><text:span text:style-name="T47">–</text:span><text:span text:style-name="T37"> Ну хорошо, а кто вами правит? Аликорн? Драконикус? Какой-нибудь человек с рогом во лбу? Или у вас нет правителя?</text:span></text:p>
      <text:p text:style-name="P39"><text:span text:style-name="T12">–</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Макс.</text:p>
      <text:p text:style-name="P5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6"><text:span text:style-name="T12">~~~ </text:span>Человек Макс <text:span text:style-name="T12">~~~</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6"/>
      <text:p text:style-name="P58">***</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text:soft-page-break/>–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text:span text:style-name="T20">«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35">ПОНИ! ВЫ ЗАЕБАЛИ!!! ВЫ ДАДИТЕ МНЕ СПАТЬ, ИЛИ НЕТ?!! КЛЯНУСЬ ХВОСТОМ, ВЫ ТАКИ ОТ МЕНЯ ОТСТАНЕТЕ, НЕ БУДЬ Я АГАМЕМНОН-БЕСКЛАННИК!</text:span></text:p>
      <text:p text:style-name="P56"><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6">Описать нарастание депрессивных мыслей от описанных случая к случаю</text:span><text:span text:style-name="T12">&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20"/>
      <text:p text:style-name="P46">~~~~~</text:p>
      <text:p text:style-name="P20">&lt;<text:span text:style-name="T27">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51"/>
      <text:h text:style-name="Heading_20_2" text:outline-level="2">21. <text:span text:style-name="T1">Терра</text:span></text:h>
      <text:h text:style-name="P162" text:outline-level="3">Воскресение</text:h>
      <text:p text:style-name="P51">&lt;<text:span text:style-name="T9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7">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1">–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1"/>
      <text:p text:style-name="P52">***</text:p>
      <text:p text:style-name="P51"><text:soft-page-break/></text:p>
      <text:p text:style-name="P51">Маленькое высохшее тельце лежало на полу.</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9">— феерия эмоций наполняла меня во время пребывания в ярком нескладном мире, что остался позади. </text:span><text:span text:style-name="T42">Я тогда как будто вынырнул из трясины и начал дышать, ощущая каждой своей клеточкой полную гамму чувств и оттенков жизни. Но у</text:span><text:span text:style-name="T39">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20">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lt;<text:span text:style-name="T95">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41">– </text:span>Привет, Нэш. Это Анон.</text:p>
      <text:p text:style-name="P1"><text:span text:style-name="T41">–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3">кликнул по ним правой кнопкой </text:span><text:span text:style-name="T1">мыши</text:span><text:span text:style-name="T83"> и </text:span><text:span text:style-name="T1">выбрал</text:span><text:span text:style-name="T8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7">Сейчас уже нельзя ничего изменить и придётся ему довер</text:span><text:span text:style-name="T38">иться</text:span><text:span text:style-name="T3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8">—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2" text:outline-level="3">Вторник</text:h>
      <text:p text:style-name="P3">&lt;<text:span text:style-name="T73">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7">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2">–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02">Флаттершай слабо улыбнулась.</text:p>
      <text:p text:style-name="P118">– Я не сержусь… На Дискорда трудно не злиться… Он так себя ведёт, потому что его это… эмм, забавляет.</text:p>
      <text:p text:style-name="P3"/>
      <text:p text:style-name="Text_20_body">…</text:p>
      <text:p text:style-name="P129"><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7">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7">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6">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text:soft-page-break/>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2">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3">– Приехали!</text:p>
      <text:p text:style-name="P53">Пока «<text:span text:style-name="T26">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49"/>
      <text:p text:style-name="P53">…</text:p>
      <text:p text:style-name="P53"/>
      <text:p text:style-name="P53">…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пихнул Эпплджек себе за спину, выставил вперёд бейсбольную биту и сделал шаг вперёд…</text:p>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3">Второй раз мне пришлось отскакивать от осколков стекла, веером разлетевшихся из-под головы смайлолицего.</text:p>
      <text:p text:style-name="P53">–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3"><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есть сорок минут до закрытия портала.</text:p>
      <text:p text:style-name="P53">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7">—</text:span> что может держать закоренелого обеспеченного холостяка дома, кроме работы? <text:span text:style-name="T3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7">—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7"><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8">–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1">звёзды на фоне сине-зелёной мглы</text:span><text:span text:style-name="T1">. Я одел наушники и подёргал мышкой, прогоняя скрин-сэйвер.</text:span></text:p>
      <text:p text:style-name="P118">– Привет, Сел.</text:p>
      <text:p text:style-name="P147">Аликорница всполошилась и спрятала <text:span text:style-name="T1">пирожное</text:span> за спину.</text:p>
      <text:p text:style-name="P118">– Ах, это ты, Анон. Какое счастье! Ты снова с нами!</text:p>
      <text:p text:style-name="P118">–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8"/>
      <text:h text:style-name="P159" text:outline-level="2">24. Отбытие</text:h>
      <text:p text:style-name="P122">&lt;Mission Impossible theme ?&gt;</text:p>
      <text:p text:style-name="P102"><text:span text:style-name="T12">– </text:span>Оп-па! – пробормотала Эпплджек. – Нежданчик!</text:p>
      <text:p text:style-name="P102">Дискорд дурашливо кивнул Эпплджек.</text:p>
      <text:p text:style-name="P118">– И я рад тебя видеть, дорогая Эппл-как-тебя-там! А где моя любимая Флаттершай?</text:p>
      <text:p text:style-name="P118">Окинув взглядом комнату, Дискорд закапризничал:</text:p>
      <text:p text:style-name="P118">–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8">– С кем это вы тут разговариваете?</text:p>
      <text:p text:style-name="P118">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раконикуса появилось удивлённо-мечтательное выражение и он вырубился.</text:p>
      <text:p text:style-name="P118"/>
      <text:p text:style-name="P118">…</text:p>
      <text:p text:style-name="P118"/>
      <text:p text:style-name="P118">– <text:span text:style-name="T1">А… Анон… Зачем ты напал на Дискорда? </text:span>– <text:span text:style-name="T1">прошептала Флаттершай в шоке.</text:span></text:p>
      <text:p text:style-name="P11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text:soft-page-break/>–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5"><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text:span text:style-name="T12">– Нет! Дискорд </text:span>— не убийца!</text:p>
      <text:p text:style-name="P125">С необычной для неё силой, Флаттершай вытащила кляп изо рта драконикуса.</text:p>
      <text:p text:style-name="P125"><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5">Или драконикус — гениальный актёр, или… ?</text:p>
      <text:p text:style-name="P125">Я вернулся к драконикусу и уселся на стул напротив него.</text:p>
      <text:p text:style-name="P125"><text:span text:style-name="T12">– </text:span>Говори.</text:p>
      <text:p text:style-name="P125">Дискорд немного успокоился.</text:p>
      <text:p text:style-name="P125"><text:s/><text:span text:style-name="T12">– </text:span>Вообще-то, от тебя следовало бы избавиться, Проводник. Не знаю, что ты там разведал в <text:span text:style-name="T95">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5"><text:span text:style-name="T12">– </text:span>А кто тогда наслал на нас этих уродов с рисованными рожами? Кто пытался убить меня раз за разом?</text:p>
      <text:p text:style-name="P125"><text:soft-page-break/>У драконикуса глаза полезли на лоб.</text:p>
      <text:p text:style-name="P125"><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2">– </text:span>Анон! <text:span text:style-name="T12">– </text:span>крикнула Эпплджек из прихожей. <text:span text:style-name="T12">– </text:span>Я слышу шум за дверью!</text:p>
      <text:p text:style-name="P125">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5"><text:span text:style-name="T3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7">– драконикус отчаянно дёргал узлы, пытаясь освободиться.</text:span></text:p>
      <text:p text:style-name="P127">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Блё-о-о!</text:p>
      <text:p text:style-name="P12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5">Я задрал голову.</text:p>
      <text:p text:style-name="P125">О! Так уже легче! Надо мной всего лишь два этажа. Десять метров верёвки. Если не смотреть вниз, то…</text:p>
      <text:p text:style-name="P125">Я вытер ладони о штаны, ухватил канат и сделал шаг вперёд… </text:p>
      <text:p text:style-name="P125">…</text:p>
      <text:p text:style-name="P125">Святые яйца, я действительно ЭТО сделал!</text:p>
      <text:p text:style-name="P125">…</text:p>
      <text:p text:style-name="P125"><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полным отсутствием у неё опыта лазания по канатам.</text:p>
      <text:p text:style-name="P12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Бляблябляблябля!!!</text:p>
      <text:p text:style-name="P125">БУДЕМ ЖИВЫ — СТАНУ АЛЬПИНИСТО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text:soft-page-break/></text:p>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37">разномастных</text:span> крыльев трепали волосы и выдавливали слёзы из глаз. Тупая боль гнездилась в сожжё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На длинной шее драконикус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25"><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5">…ограда края крыши промелькнула под нами…</text:p>
      <text:p text:style-name="P125"><text:span text:style-name="T12">– …</text:span>собственно, на дольше у меня не хватит магии…</text:p>
      <text:p text:style-name="P125"/>
      <text:p text:style-name="P125">Мы летели навстречу закату.</text:p>
      <text:p text:style-name="P125"/>
      <text:p text:style-name="P125">…</text:p>
      <text:p text:style-name="P125"/>
      <text:p text:style-name="P12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5"><text:span text:style-name="T12">– </text:span>Ю-ху-у-у!!!</text:p>
      <text:p text:style-name="P125"><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закрыла глаза и отвернулась.</text:p>
      <text:p text:style-name="P125">– ВНИМАНИЕ!!! – заорал Дискорд, сложил крылья и влетел в коридор.</text:p>
      <text:p text:style-name="P125"/>
      <text:p text:style-name="P126">***</text:p>
      <text:p text:style-name="P126"/>
      <text:p text:style-name="P125">Бля!!!</text:p>
      <text:h text:style-name="Heading_20_2" text:outline-level="2"/>
      <text:h text:style-name="Heading_20_2" text:outline-level="2">25. Разговор за столиком в тишине</text:h>
      <text:p text:style-name="First_20_line_20_indent"><text:span text:style-name="T12">&lt;</text:span><text:span text:style-name="T67">Queen – Flash</text:span><text:span text:style-name="T12">&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text:span text:style-name="T20">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text:soft-page-break/></text:p>
      <text:p text:style-name="P135">…</text:p>
      <text:p text:style-name="P135"/>
      <text:p text:style-name="P13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1"><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1">От неожиданности я только открывал рот, в попытке что-то ответить, но тут же закрывал его. Нужные слова выветрились из головы.</text:p>
      <text:p text:style-name="P51"><text:span text:style-name="T12">– Т</text:span>ы что за хрен вообще? <text:span text:style-name="T12">– наконец сподобился я на членораздельную речь.</text:span></text:p>
      <text:p text:style-name="P51">Зверь смутился.</text:p>
      <text:p text:style-name="P51"><text:span text:style-name="T12">– Гм</text:span>. Анакорн. Демиург. Я тут живу.</text:p>
      <text:p text:style-name="P41">– А сидишь на чём? – вид сидящего на пустоте существа сбивал с толку.</text:p>
      <text:p text:style-name="P51">Демиург что-то прикинул и кивнул сам себе.</text:p>
      <text:p text:style-name="P41">– Гм. Ок.</text:p>
      <text:p text:style-name="P51"><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1"><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7">.</text:span></text:p>
      <text:p text:style-name="P41"/>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text:soft-page-break/>–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4"><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4"><text:span text:style-name="T12">– Если я расскажу тебе н</text:span>астоящую<text:span text:style-name="T12"> причину </text:span>— ты исчезнешь! <text:span text:style-name="T12">– угрюмо заявил я.</text:span></text:p>
      <text:p text:style-name="P41">Морда Анакорна осветилась радостным озарением.</text:p>
      <text:p text:style-name="P41"/>
      <text:p text:style-name="P54"><text:span text:style-name="T12">– </text:span><text:span text:style-name="T98">Я ПОНЯЛ, КТО ТЫ!!! КАК </text:span><text:span text:style-name="T99">ЖЕ </text:span><text:span text:style-name="T98">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4"><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4"/>
      <text:p text:style-name="P54">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4"><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4"/>
      <text:p text:style-name="P3"><text:soft-page-break/><text:span text:style-name="T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0">–</text:span><text:span text:style-name="T54">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text:span text:style-name="T102">Н</text:span>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4">–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02">Я запротестовал.</text:p>
      <text:p text:style-name="P108">– В Эквестрии не двигают солнце! Аликорны лишь корректируют орбиту Эквуса вокруг него, хотя все уверены в обратном.</text:p>
      <text:p text:style-name="P108">Анакорн улыбнулся во всю морду.</text:p>
      <text:p text:style-name="P108">– Значит, ты уже помогаешь мне, Проводник, даже сам того не осознавая! Я рад!</text:p>
      <text:p text:style-name="P102">Анакорн отпил из стакана и продолжил.</text:p>
      <text:p text:style-name="P108"/>
      <text:p text:style-name="P108">–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text:span text:style-name="T102">С</text:span> <text:soft-page-break/>каждым таким «чихом» Эквестрия сокращается, как шагреневая кожа. Где-исчез<text:span text:style-name="T102">ае</text:span>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8">– Ты так говоришь, будто у Эквуса есть свой собственный разум. – заметил я.</text:p>
      <text:p text:style-name="P108">Анакорн усмехнулся.</text:p>
      <text:p text:style-name="P108">–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8"/>
      <text:p text:style-name="P102">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108"/>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7">. Ко мне наконец-то пришло понимание ситуации.</text:span></text:p>
      <text:p text:style-name="P112">– А почему ты сам не <text:span text:style-name="T103">можешь</text:span> поддерж<text:span text:style-name="T103">иват</text:span>ь Эквус? Ты же его демиург? Ну так и питай его своей созидающей силой, пока он не окрепнет!</text:p>
      <text:p text:style-name="P102">Анакорн смутился.</text:p>
      <text:p text:style-name="P105"><text:span text:style-name="T54">– К сожалению, не </text:span><text:span text:style-name="T59">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54">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54">— для этого </text:span><text:span text:style-name="T55">у меня не хватает опыта</text:span><text:span text:style-name="T54"> — но мне удалось уловить мысль Эквуса о том, что мне на помощь рано или поздно должен прийти </text:span><text:soft-page-break/><text:span text:style-name="T54">Проводник — тот, кто сможет исправить основные дефекты Эквуса и вывести его из клинической смерти.</text:span></text:p>
      <text:p text:style-name="P102"><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8"/>
      <text:p text:style-name="P102">Я вспомнил события последнего <text:span text:style-name="T104">времени</text:span><text:span text:style-name="T12">.</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8">–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8">Я развёл руками.</text:p>
      <text:p text:style-name="P108">–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8">Анакорн улыбнулся и вскочил с пуфика.</text:p>
      <text:p text:style-name="P102"><text:span text:style-name="T54">–</text:span><text:span text:style-name="T37">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2">–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2"><text:span text:style-name="T37">– Ты уже устранил крупнейший дефект Эквестрии </text:span><text:span text:style-name="T54">— манипуляции светилом. Аналогично решаются и остальные проблемы</text:span><text:span text:style-name="T3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8">–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text:span text:style-name="T104">зубы и </text:span>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4">–</text:span><text:span text:style-name="T37"> А кьютимарки? Как, разрази меня квазар, объяснить кьютимарки? </text:span><text:span text:style-name="T54">–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значительно снизился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2">Я опять задумался. В голове было пусто.</text:p>
      <text:p text:style-name="P112">– Почему бы не оставить самую главную? Ту, что описана в мультике?</text:p>
      <text:p text:style-name="P112">– И<text:span text:style-name="T6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0">—</text:span><text:span text:style-name="T60"> точнее, дерево схожих миров Эквуса </text:span><text:span text:style-name="T70">—</text:span><text:span text:style-name="T60"> создали брони. Разумеется, стержнем им послужил именно сериал, но каждый фанфик </text:span><text:span text:style-name="T70">—</text:span><text:span text:style-name="T6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2">Я подумал. Потом ещё раз подумал.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4"/>
      <text:p text:style-name="P112">Анакорн аж подпрыгнул на месте от восторга и стал мне аплодировать.</text:p>
      <text:p text:style-name="P112"/>
      <text:p text:style-name="P112"><text:span text:style-name="T60">– Наконец-то я вижу свет в конце тоннеля! Как это не пришло мне в голову! Ты всё отлично увязал! Всё сходится! Более того </text:span><text:span text:style-name="T70">—</text:span><text:span text:style-name="T60"> Анакорн заговорщически подмигнул мне </text:span><text:span text:style-name="T70">—</text:span><text:span text:style-name="T60"> всё именно так и было, </text:span><text:span text:style-name="T31">даю перо из третьего ряда</text:span><text:span text:style-name="T60">!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0">— и первой реальной историей в объединённой эквестрийской реальности</text:span><text:span text:style-name="T60">!</text:span></text:p>
      <text:p text:style-name="P114">Я подозрительно посмотрел на Анакорна.</text:p>
      <text:p text:style-name="P112"><text:span text:style-name="T18">– </text:span><text:span text:style-name="T60">Какой ещё, нафиг, «мой фанфик»? Я никакого фанфика не писал. И не собираюсь.</text:span></text:p>
      <text:p text:style-name="P114"><text:soft-page-break/>Анакорн ехидно ухмыльнулся и сделал мне «глазки».</text:p>
      <text:p text:style-name="P112"><text:span text:style-name="T18">– </text:span><text:span text:style-name="T6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4"/>
      <text:p text:style-name="P114">Я растерялся.</text:p>
      <text:p text:style-name="P112"><text:span text:style-name="T12">– </text:span>Эээ… Тут я тебе точно не помощник. Никогда не писал ничего сложнее технической документации к программам.</text:p>
      <text:p text:style-name="P112"><text:span text:style-name="T12">– </text:span>Пиши, как есть. <text:span text:style-name="T12">– </text:span>развёл копытами Анакорн. <text:span text:style-name="T12">– </text:span>Авось сгодится. Я писать точно не буду <text:span text:style-name="T70">— ты меня с кьютимарками уже пригрузил на ближайшие тысяч</text:span><text:span text:style-name="T71">и</text:span><text:span text:style-name="T70"> лет.</text:span></text:p>
      <text:p text:style-name="P112">…</text:p>
      <text:p text:style-name="P112">Факн щит<text:note text:id="ftn14" text:note-class="footnote"><text:note-citation>14</text:note-citation><text:note-body><text:p text:style-name="P143">Fucking shit —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text:soft-page-break/>– Эээ, постой! А как я в Эквестрию и к себе обратно проходил?</text:p>
      <text:p text:style-name="P103">– С помощью магии, конечно. <text:span text:style-name="T101">Но</text:span> я — не маг, я — демиург. У меня свои методы и ограничения. – <text:span text:style-name="T101">Анакорн развёл копытами. –</text:span>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text:span text:style-name="T101">несколько</text:span>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 А ты студент?</text:p>
      <text:p text:style-name="P11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text:soft-page-break/>– Другое просить не будешь? – сухо переспросил Анакорн. – Учти, время уходит. То, что я вижу,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
      <text:p text:style-name="P112">Анакорн скривился и отвёл глаза.</text:p>
      <text:p text:style-name="P112"/>
      <text:p text:style-name="P112">– Какая?</text:p>
      <text:p text:style-name="P11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text:span text:style-name="T101">т</text:span> из реальности в возможность. То есть, <text:span text:style-name="T101">ты </text:span>не просто исчезнешь <text:span text:style-name="T35">— </text:span>тебя никогда и не будет! 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06">***</text:p>
      <text:p text:style-name="P114"/>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Аликорница нерешительно стояла передо мной в ореоле гривы. Потом она сделала шаг навстречу.</text:p>
      <text:p text:style-name="P114">–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4">Я устало рассмеялся.</text:p>
      <text:p text:style-name="P114">– Сел, я завязал с конеёбством. Извини.</text:p>
      <text:p text:style-name="P114">– В другое время, в другом месте, Анон! В другое время, в другом месте!</text:p>
      <text:p text:style-name="P114"/>
      <text:p text:style-name="P115"><text:soft-page-break/>***</text:p>
      <text:p text:style-name="P117"/>
      <text:p text:style-name="P44"><text:span text:style-name="T2">–</text:span><text:span text:style-name="T1"> Прости, что хотела убить тебя. Я ослабела и Найтмэр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09">– Ты таки выучила современный стиль? Не парься, принцесса, я давно забыл тот эпизод.</text:p>
      <text:p text:style-name="P10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9">***</text:p>
      <text:p text:style-name="P118"/>
      <text:p text:style-name="P109">– Думал от меня в другой реальности спрятаться?!</text:p>
      <text:p text:style-name="P109">Передо мной возникла хмурая морда Дискорда.</text:p>
      <text:p text:style-name="P10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6"/>
      <text:p text:style-name="P110">***</text:p>
      <text:p text:style-name="P102"/>
      <text:p text:style-name="P109">– Анон?</text:p>
      <text:p text:style-name="P109">– Дэш?!!</text:p>
      <text:p text:style-name="P109">– Эмм… Ты мне снишься?</text:p>
      <text:p text:style-name="P109">– Нет, Дэш, это ты мне снишься.</text:p>
      <text:p text:style-name="P10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9">– Дэш, – сказал я, <text:span text:style-name="T101">сдерживая</text:span> слёзы. – Ты самая крутая в мире пони! Ты настолько крута, что победила смерть! Ты даже представить себе не можешь, как я счастлив!</text:p>
      <text:p text:style-name="P109">Пегаска почесала в затылке со смущением.</text:p>
      <text:p text:style-name="P109">– Да? Правда? Ну, офигеть! А ты как?</text:p>
      <text:p text:style-name="P101"><text:span text:style-name="T41">–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2">Хочу, чтобы ты чесал мн</text:span><text:span text:style-name="T33">е</text:span><text:span text:style-name="T32"> холк</text:span><text:span text:style-name="T33">у</text:span><text:span text:style-name="T32"> и хлопал по крупу</text:span><text:span text:style-name="T100">!</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text:span><text:span text:style-name="T11">между мирами сделать </text:span><text:span text:style-name="T1">—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2">– </text:span><text:span text:style-name="T19">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6"/>
      <text:h text:style-name="Heading_20_2" text:outline-level="2">Эпилог. Земля</text:h>
      <text:p text:style-name="P120">&lt;<text:span text:style-name="T66">Daft Punk – Get Lucky</text:span>&gt;</text:p>
      <text:p text:style-name="P124">Звон будильника чуть не проломил башку. Я открыл глаза. </text:p>
      <text:p text:style-name="P124"><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4"><text:span text:style-name="T1">Я нашарил ногами тапки и пошёл в ванную. Проходя мимо стола, зацепился взглядом за</text:span> эскиз <text:span text:style-name="T1">рисунка</text:span>.&lt;<text:span text:style-name="T95">эскиз </text:span><text:span text:style-name="T96">первого </text:span><text:span text:style-name="T95">рисунка – Сел </text:span><text:span text:style-name="T96">ложит рог Анону на плечо</text:span>&gt;</text:p>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3">Хоть абзац напишу! Уже хоть какой-то крохотный шажок, с которого можно будет начать. Как там у Лао-Цзы? Дорога в тысячу ли начинается-бла-бла-бля!</text:p>
      <text:p text:style-name="P123">Попытка притронуться щёткой к зубу вызвала ноющую боль. </text:p>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3">Доставая из стола ключи от машины, опять наткнулся взглядом на эскиз.</text:p>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3">Назову-ка я фантазию «Последний фанфик»…</text:p>
      <text:p text:style-name="P123"><text:soft-page-break/></text:p>
      <text:p text:style-name="P1"><text:span text:style-name="T41">&lt;</text:span><text:span text:style-name="T28">И вообще, обзаведусь в конце-концов рогом и наставлю Селестиии рогов!»</text:span><text:span text:style-name="T41">&gt;</text:span></text:p>
      <text:p text:style-name="P44">&lt;<text:span text:style-name="T27">-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03T20:46:35.971861244</dc:date>
    <meta:editing-duration>P123DT10H25M19S</meta:editing-duration>
    <meta:editing-cycles>7476</meta:editing-cycles>
    <meta:generator>LibreOffice/5.1.6.2$Linux_X86_64 LibreOffice_project/10m0$Build-2</meta:generator>
    <meta:document-statistic meta:table-count="0" meta:image-count="0" meta:object-count="0" meta:page-count="189" meta:paragraph-count="4057" meta:word-count="83291" meta:character-count="552586" meta:non-whitespace-character-count="469401"/>
  </office:meta>
</office:document-meta>
</file>